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ImageHandlerRenderedImage.createDataObjec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RenderedImage.generateDataObjectInfo( AFPRendererImageInfo rendererImage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FPImageHandlerRenderedImage.getSupportedImag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RenderedImage.getSupportedImageFlav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RenderedImage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